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f5" officeooo:paragraph-rsid="0017aef5"/>
    </style:style>
    <style:style style:name="P2" style:family="paragraph" style:parent-style-name="Standard">
      <style:text-properties fo:color="#000000" loext:opacity="100%" style:font-name="Droid Sans Mono" fo:font-size="10.5pt" fo:font-weight="normal" officeooo:rsid="0017aef5" officeooo:paragraph-rsid="0017aef5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7aef5" officeooo:paragraph-rsid="0017aef5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5" style:family="paragraph" style:parent-style-name="Standard">
      <style:text-properties fo:color="#000000" loext:opacity="100%" officeooo:rsid="0017aef5" officeooo:paragraph-rsid="0017aef5" fo:background-color="transparent"/>
    </style:style>
    <style:style style:name="T1" style:family="text">
      <style:text-properties officeooo:rsid="0017aef5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Note :</text:p>
      <text:p text:style-name="P1"/>
      <text:p text:style-name="P1"/>
      <text:p text:style-name="P1">- join function in python</text:p>
      <text:p text:style-name="P1"/>
      <text:p text:style-name="P2">materials = ""</text:p>
      <text:p text:style-name="P4">for material in datum:</text:p>
      <text:p text:style-name="P4"><text:s text:c="2"/>if materials:</text:p>
      <text:p text:style-name="P4"><text:s text:c="5"/>materials = materials+'/'+material</text:p>
      <text:p text:style-name="P4"><text:s/>else:</text:p>
      <text:p text:style-name="P4"><text:s text:c="5"/>materials = material</text:p>
      <text:p text:style-name="P4"/>
      <text:p text:style-name="P3">or</text:p>
      <text:p text:style-name="P5"/>
      <text:p text:style-name="P2">materials = '/'.join(datum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6:42:07.283357588</meta:creation-date>
    <dc:date>2022-11-11T20:17:51.618571646</dc:date>
    <meta:editing-duration>PT3H25M34S</meta:editing-duration>
    <meta:editing-cycles>1</meta:editing-cycles>
    <meta:document-statistic meta:table-count="0" meta:image-count="0" meta:object-count="0" meta:page-count="1" meta:paragraph-count="10" meta:word-count="27" meta:character-count="181" meta:non-whitespace-character-count="151"/>
    <meta:generator>LibreOffice/7.3.6.2$Linux_X86_64 LibreOffice_project/30$Build-2</meta:generator>
  </office:meta>
</office:document-meta>
</file>